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dfb0b" officeooo:paragraph-rsid="000dfb0b" style:font-size-asian="14pt" style:font-size-complex="14pt"/>
    </style:style>
    <style:style style:name="T1" style:family="text">
      <style:text-properties fo:color="#ff3333"/>
    </style:style>
    <style:style style:name="T2" style:family="text">
      <style:text-properties fo:color="#000000"/>
    </style:style>
    <style:style style:name="T3" style:family="text">
      <style:text-properties fo:color="#ff0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l -X GET “<text:a xlink:type="simple" xlink:href="http://localhost:9200/_index/_doc/_id?pretty" text:style-name="Internet_20_link" text:visited-style-name="Visited_20_Internet_20_Link">http://localhost:9200/</text:a><text:a xlink:type="simple" xlink:href="http://localhost:9200/_index/_doc/_id?pretty" text:style-name="Internet_20_link" text:visited-style-name="Visited_20_Internet_20_Link"><text:span text:style-name="T1">_index</text:span></text:a><text:a xlink:type="simple" xlink:href="http://localhost:9200/_index/_doc/_id?pretty" text:style-name="Internet_20_link" text:visited-style-name="Visited_20_Internet_20_Link">/_doc/</text:a><text:a xlink:type="simple" xlink:href="http://localhost:9200/_index/_doc/_id?pretty" text:style-name="Internet_20_link" text:visited-style-name="Visited_20_Internet_20_Link"><text:span text:style-name="T1">_id</text:span></text:a><text:a xlink:type="simple" xlink:href="http://localhost:9200/_index/_doc/_id?pretty" text:style-name="Internet_20_link" text:visited-style-name="Visited_20_Internet_20_Link">?pretty</text:a>”</text:p>
      <text:p text:style-name="P1"/>
      <text:p text:style-name="P1">Curl -X PUT “<text:a xlink:type="simple" xlink:href="http://localhost:9200/_index/_doc/_id?pretty" text:style-name="Internet_20_link" text:visited-style-name="Visited_20_Internet_20_Link">http://localhost:9200/</text:a><text:a xlink:type="simple" xlink:href="http://localhost:9200/_index/_doc/_id?pretty" text:style-name="Internet_20_link" text:visited-style-name="Visited_20_Internet_20_Link"><text:span text:style-name="T1">_index</text:span></text:a><text:a xlink:type="simple" xlink:href="http://localhost:9200/_index/_doc/_id?pretty" text:style-name="Internet_20_link" text:visited-style-name="Visited_20_Internet_20_Link">/_doc/</text:a><text:a xlink:type="simple" xlink:href="http://localhost:9200/_index/_doc/_id?pretty" text:style-name="Internet_20_link" text:visited-style-name="Visited_20_Internet_20_Link"><text:span text:style-name="T1">_id</text:span></text:a><text:a xlink:type="simple" xlink:href="http://localhost:9200/_index/_doc/_id?pretty" text:style-name="Internet_20_link" text:visited-style-name="Visited_20_Internet_20_Link">?pretty</text:a>” -d ‘Directory’ -H “Content-Type: application/json”</text:p>
      <text:p text:style-name="P1"/>
      <text:p text:style-name="P1">Curl -X POST “<text:a xlink:type="simple" xlink:href="http://localhost:9200/_index/_doc/_id?pretty" text:style-name="Internet_20_link" text:visited-style-name="Visited_20_Internet_20_Link">http://localhost:9200/</text:a><text:a xlink:type="simple" xlink:href="http://localhost:9200/_index/_doc/_id?pretty" text:style-name="Internet_20_link" text:visited-style-name="Visited_20_Internet_20_Link"><text:span text:style-name="T1">_index</text:span></text:a><text:a xlink:type="simple" xlink:href="http://localhost:9200/_index/_doc/_id?pretty" text:style-name="Internet_20_link" text:visited-style-name="Visited_20_Internet_20_Link">/_</text:a><text:span text:style-name="T2">update</text:span><text:a xlink:type="simple" xlink:href="http://localhost:9200/_index/_doc/_id?pretty" text:style-name="Internet_20_link" text:visited-style-name="Visited_20_Internet_20_Link">/</text:a><text:a xlink:type="simple" xlink:href="http://localhost:9200/_index/_doc/_id?pretty" text:style-name="Internet_20_link" text:visited-style-name="Visited_20_Internet_20_Link"><text:span text:style-name="T1">_id</text:span></text:a><text:a xlink:type="simple" xlink:href="http://localhost:9200/_index/_doc/_id?pretty" text:style-name="Internet_20_link" text:visited-style-name="Visited_20_Internet_20_Link">?pretty</text:a>” -d ‘Directory’ -H “Content-Type: application/json”</text:p>
      <text:p text:style-name="P1"/>
      <text:p text:style-name="P1">Curl -X DELETE “<text:a xlink:type="simple" xlink:href="http://localhost:9200/_index" text:style-name="Internet_20_link" text:visited-style-name="Visited_20_Internet_20_Link">http://localhost:9200/</text:a><text:a xlink:type="simple" xlink:href="http://localhost:9200/_index" text:style-name="Internet_20_link" text:visited-style-name="Visited_20_Internet_20_Link"><text:span text:style-name="T1">_index</text:span></text:a><text:span text:style-name="T2">”</text:span></text:p>
      <text:p text:style-name="P1"><text:span text:style-name="T1"/></text:p>
      <text:p text:style-name="P1"><text:span text:style-name="T2">Curl -X GET “</text:span><text:a xlink:type="simple" xlink:href="http://localhost:9200/_script/*.script" text:style-name="Internet_20_link" text:visited-style-name="Visited_20_Internet_20_Link">http://localhost:9200/</text:a><text:a xlink:type="simple" xlink:href="http://localhost:9200/_script/*.script" text:style-name="Internet_20_link" text:visited-style-name="Visited_20_Internet_20_Link"><text:span text:style-name="T1">_script</text:span></text:a><text:a xlink:type="simple" xlink:href="http://localhost:9200/_script/*.script" text:style-name="Internet_20_link" text:visited-style-name="Visited_20_Internet_20_Link"><text:span text:style-name="T2">/*.script</text:span></text:a><text:span text:style-name="T2">”</text:span></text:p>
      <text:p text:style-name="P1"><text:span text:style-name="T2"/></text:p>
      <text:p text:style-name="P1"><text:span text:style-name="T2">Curl -X DELETE “</text:span><text:a xlink:type="simple" xlink:href="http://localhost:9200/_script/*.script" text:style-name="Internet_20_link" text:visited-style-name="Visited_20_Internet_20_Link">http://localhost:9200/</text:a><text:a xlink:type="simple" xlink:href="http://localhost:9200/_script/*.script" text:style-name="Internet_20_link" text:visited-style-name="Visited_20_Internet_20_Link"><text:span text:style-name="T1">_script</text:span></text:a><text:a xlink:type="simple" xlink:href="http://localhost:9200/_script/*.script" text:style-name="Internet_20_link" text:visited-style-name="Visited_20_Internet_20_Link"><text:span text:style-name="T2">/*.script</text:span></text:a><text:span text:style-name="T2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3:53:08.732813305</meta:creation-date>
    <dc:date>2019-11-17T14:00:38.576963274</dc:date>
    <meta:editing-duration>PT7M30S</meta:editing-duration>
    <meta:editing-cycles>1</meta:editing-cycles>
    <meta:document-statistic meta:table-count="0" meta:image-count="0" meta:object-count="0" meta:page-count="1" meta:paragraph-count="6" meta:word-count="34" meta:character-count="432" meta:non-whitespace-character-count="404"/>
    <meta:generator>LibreOffice/5.1.6.2$Linux_X86_64 LibreOffice_project/10m0$Build-2</meta:generator>
  </office:meta>
</office:document-meta>
</file>